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anWriter.write(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BeanWriter.startElement( String uri , String localName , String q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ContextImpl.getCurr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getAbstractBeanWriter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pop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Attributes.ge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getWriteEmp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Valu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Q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get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Valu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( Object bean ,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eanWriter.setXMLIntrospector( XML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BeanWriter.expressElementEnd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ElementAttributes.getUR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writeElementContent( ElementDescriptor elementDescriptor , 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AbstractBeanWriter.bodyText( WriteContext context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ndex( String uri , String loca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Attributes.indexInRan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Q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Attributes.getTyp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startElement( WriteContext context , String uri , String localName , String q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body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BeanWriter.convertToString( Object value , Descriptor 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eanWriter.expressElementStart( String uri , String localName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IDREFElement( ElementDescriptor elementDescriptor , String uri , String localName , String qualifiedName , String idrefAttributeName , String idref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BeanWrit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eanWriter.isEmptyElement( ElementDescriptor descriptor , 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ElementAttributes.valueAttribute( AttributeDescriptor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Attributes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setBindingConfiguration( BindingConfiguration binding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BeanWriter.writeBean( String namespaceUri , String localName , String qualifiedName , Object bean , Context context , XMLBeanInfo beanInfo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AbstractBeanWriter.writeAttributes( ElementDescriptor elementDescriptor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BeanWriter.writeBean( String namespaceUri , String localName , String qualifiedName , Object bean , ElementDescriptor parentDescriptor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ElementAttributes.getTyp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expressElementStart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eanWriter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ElementAttributes.ge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pushBean( Object 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DElementAttributes.getIndex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ElementAttributes.IDElementAttributes( ElementDescriptor descriptor , Context context , String idAttributeName , String id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BeanWriter.makeContex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expressElementEnd( String uri , String localName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init( AttributeDescriptor [ ] base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BeanWriter.writeElement( String namespaceUri , String localName , String qualifiedName , ElementDescriptor elementDescriptor , Context context , String idAttribute , String i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BeanWriter.write( String qualifiedName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eanWrit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getValu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( String qualifiedName , ElementDescriptor elementDescriptor , Context context , String idAttribute , String i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BeanWriter.setWriteIDs( boolean writ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ndex(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lementAttributes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Typ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Element( String namespaceUri , String localName , String qualifiedName , ElementDescriptor elementDescriptor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BeanWriter.writeRestOfElement( String qualifiedName , ElementDescriptor element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expressTag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ContextImpl.setCurrentDescriptor( ElementDescriptor curr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Local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expressAttribute( String qualifie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eanWriter.expressBody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BeanWriter.getWrit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UR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writeContent( ElementDescriptor element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setIdGenerator( IDGenerator id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get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Bean( String namespaceUri , String localName , String qualifiedName , Object bean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eanWriter.writeRestOfElement( String uri , String localName , String qualifiedName , ElementDescriptor element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Local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write( String qualifiedName , ElementDescriptor element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expressElemen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lementAttributes.getIndex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addNamespaceDeclarations( Attributes attributes , String elementNamespace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BeanWriter.expressAttribute( String namespaceUri , String localName , String qualifie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Valu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getInden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writeIDREFElement( String qualifiedName , String idrefAttributeName , String idref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eanWriter.endElement( WriteContext context ,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lementAttributes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getBind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Typ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Writer.writeAttribute( AttributeDescriptor attributeDescriptor ,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BeanWriter.setAbstractBeanWriter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setWriteEmptyElements( boolean writeEmpty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Writer.findXMLBeanInfo( Object bean , ElementDescriptor parent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Attributes.ElementAttributes( ElementDescriptor 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eanWriter.ignoreElement( ElementDescriptor descriptor , String namespaceUri , String localName , String qualifiedName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